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91.56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Superno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CPVN-Name</text:p>
          </table:table-cell>
          <table:table-cell table:style-name="ce1" office:value-type="string" calcext:value-type="string">
            <text:p>ICVPN-v4</text:p>
          </table:table-cell>
          <table:table-cell table:style-name="ce1" office:value-type="string" calcext:value-type="string">
            <text:p>ICPVN-v6</text:p>
          </table:table-cell>
          <table:table-cell table:style-name="ce1" office:value-type="string" calcext:value-type="string">
            <text:p>IPv4-Rang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MAC</text:p>
          </table:table-cell>
        </table:table-row>
        <table:table-row table:style-name="ro1">
          <table:table-cell table:style-name="ce1" office:value-type="string" calcext:value-type="string">
            <text:p>draco</text:p>
          </table:table-cell>
          <table:table-cell table:style-name="ce1" office:value-type="string" calcext:value-type="string">
            <text:p>trier1</text:p>
          </table:table-cell>
          <table:table-cell table:formula="of:=LOOKUP([.B3];['ICVPN-Namen'.$A$1:.$A$1000];['ICVPN-Namen'.$B$1:.$B$1000])" office:value-type="string" office:string-value="10.207.0.220" calcext:value-type="string">
            <text:p>10.207.0.220</text:p>
          </table:table-cell>
          <table:table-cell table:formula="of:=LOOKUP([.B3];['ICVPN-Namen'.$A$1:.$A$1000];['ICVPN-Namen'.$C$1:.$C$1000])" office:value-type="string" office:string-value="fec0::a:cf:0:dc" calcext:value-type="string">
            <text:p>fec0::a:cf:0:dc</text:p>
          </table:table-cell>
          <table:table-cell table:style-name="ce1" office:value-type="string" calcext:value-type="string">
            <text:p>10.172.0.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6:61:96:60:17:dc,26:61:96:60:17:dd,26:61:96:60:17:de</text:p>
          </table:table-cell>
        </table:table-row>
        <table:table-row table:style-name="ro1">
          <table:table-cell table:style-name="ce1" office:value-type="string" calcext:value-type="string">
            <text:p>rogan</text:p>
          </table:table-cell>
          <table:table-cell table:style-name="ce1" office:value-type="string" calcext:value-type="string">
            <text:p>trier2</text:p>
          </table:table-cell>
          <table:table-cell table:formula="of:=LOOKUP([.B4];['ICVPN-Namen'.$A$1:.$A$1000];['ICVPN-Namen'.$B$1:.$B$1000])" office:value-type="string" office:string-value="10.207.0.221" calcext:value-type="string">
            <text:p>10.207.0.221</text:p>
          </table:table-cell>
          <table:table-cell table:formula="of:=LOOKUP([.B4];['ICVPN-Namen'.$A$1:.$A$1000];['ICVPN-Namen'.$C$1:.$C$1000])" office:value-type="string" office:string-value="fec0::a:cf:0:dd" calcext:value-type="string">
            <text:p>fec0::a:cf:0:dd</text:p>
          </table:table-cell>
          <table:table-cell table:style-name="ce1" office:value-type="string" calcext:value-type="string">
            <text:p>10.172.32.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6:61:96:60:18:dc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1" office:value-type="string" calcext:value-type="string">
            <text:p>trier3</text:p>
          </table:table-cell>
          <table:table-cell table:formula="of:=LOOKUP([.B5];['ICVPN-Namen'.$A$1:.$A$1000];['ICVPN-Namen'.$B$1:.$B$1000])" office:value-type="string" office:string-value="10.207.0.222" calcext:value-type="string">
            <text:p>10.207.0.222</text:p>
          </table:table-cell>
          <table:table-cell table:formula="of:=LOOKUP([.B5];['ICVPN-Namen'.$A$1:.$A$1000];['ICVPN-Namen'.$C$1:.$C$1000])" office:value-type="string" office:string-value="fec0::a:cf:0:de" calcext:value-type="string">
            <text:p>fec0::a:cf:0:de</text:p>
          </table:table-cell>
          <table:table-cell table:style-name="ce1" office:value-type="string" calcext:value-type="string">
            <text:p>10.172.64.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6:61:96:60:19:dc</text:p>
          </table:table-cell>
        </table:table-row>
        <table:table-row table:style-name="ro1">
          <table:table-cell table:style-name="ce1" office:value-type="string" calcext:value-type="string">
            <text:p>baldur</text:p>
          </table:table-cell>
          <table:table-cell table:style-name="ce1" office:value-type="string" calcext:value-type="string">
            <text:p>trier4</text:p>
          </table:table-cell>
          <table:table-cell table:formula="of:=LOOKUP([.B6];['ICVPN-Namen'.$A$1:.$A$1000];['ICVPN-Namen'.$B$1:.$B$1000])" office:value-type="string" office:string-value="10.207.0.223" calcext:value-type="string">
            <text:p>10.207.0.223</text:p>
          </table:table-cell>
          <table:table-cell table:formula="of:=LOOKUP([.B6];['ICVPN-Namen'.$A$1:.$A$1000];['ICVPN-Namen'.$C$1:.$C$1000])" office:value-type="string" office:string-value="fec0::a:cf:0:df" calcext:value-type="string">
            <text:p>fec0::a:cf:0:df</text:p>
          </table:table-cell>
          <table:table-cell table:style-name="ce1" office:value-type="string" calcext:value-type="string">
            <text:p>10.172.96.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6:61:96:60:20:dc</text:p>
          </table:table-cell>
        </table:table-row>
        <table:table-row table:style-name="ro1">
          <table:table-cell table:style-name="ce1" office:value-type="string" calcext:value-type="string">
            <text:p>neso</text:p>
          </table:table-cell>
          <table:table-cell table:style-name="ce1" office:value-type="string" calcext:value-type="string">
            <text:p>trier5</text:p>
          </table:table-cell>
          <table:table-cell table:formula="of:=LOOKUP([.B7];['ICVPN-Namen'.$A$1:.$A$1000];['ICVPN-Namen'.$B$1:.$B$1000])" office:value-type="string" office:string-value="10.207.0.93" calcext:value-type="string">
            <text:p>10.207.0.93</text:p>
          </table:table-cell>
          <table:table-cell table:formula="of:=LOOKUP([.B7];['ICVPN-Namen'.$A$1:.$A$1000];['ICVPN-Namen'.$C$1:.$C$1000])" office:value-type="string" office:string-value="fec0::a:cf:0:5d" calcext:value-type="string">
            <text:p>fec0::a:cf:0:5d</text:p>
          </table:table-cell>
          <table:table-cell table:style-name="ce1" office:value-type="string" calcext:value-type="string">
            <text:p>10.172.128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6:61:96:60:21:dc</text:p>
          </table:table-cell>
        </table:table-row>
        <table:table-row table:style-name="ro1">
          <table:table-cell office:value-type="string" calcext:value-type="string">
            <text:p>glubit</text:p>
          </table:table-cell>
          <table:table-cell office:value-type="string" calcext:value-type="string">
            <text:p>trier6</text:p>
          </table:table-cell>
          <table:table-cell table:formula="of:=LOOKUP([.B8];['ICVPN-Namen'.$A$1:.$A$1000];['ICVPN-Namen'.$B$1:.$B$1000])" office:value-type="float" office:value="0" calcext:value-type="float">
            <text:p/>
          </table:table-cell>
          <table:table-cell table:formula="of:=LOOKUP([.B8];['ICVPN-Namen'.$A$1:.$A$1000];['ICVPN-Namen'.$C$1:.$C$1000])" office:value-type="float" office:value="0" calcext:value-type="float">
            <text:p/>
          </table:table-cell>
          <table:table-cell office:value-type="string" calcext:value-type="string">
            <text:p>10.172.160.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26:61:96:60:22:dc</text:p>
          </table:table-cell>
        </table:table-row>
        <table:table-row table:style-name="ro1">
          <table:table-cell office:value-type="string" calcext:value-type="string">
            <text:p>(blank)</text:p>
          </table:table-cell>
          <table:table-cell office:value-type="string" calcext:value-type="string">
            <text:p>trier99999</text:p>
          </table:table-cell>
          <table:table-cell table:formula="of:=LOOKUP([.B9];['ICVPN-Namen'.$A$1:.$A$1000];['ICVPN-Namen'.$B$1:.$B$1000])" office:value-type="float" office:value="0" calcext:value-type="float">
            <text:p/>
          </table:table-cell>
          <table:table-cell table:formula="of:=LOOKUP([.B9];['ICVPN-Namen'.$A$1:.$A$1000];['ICVPN-Namen'.$C$1:.$C$1000])" office:value-type="float" office:value="0" calcext:value-type="float">
            <text:p/>
          </table:table-cell>
          <table:table-cell table:style-name="ce3" office:value-type="string" calcext:value-type="string">
            <text:p>10.172.255.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ff:ff:ff:ff:ff:ff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style-name="ce2" office:value-type="string" calcext:value-type="string">
            <text:p>DEPRECAT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nkerstich</text:p>
          </table:table-cell>
          <table:table-cell table:style-name="ce1" office:value-type="string" calcext:value-type="string">
            <text:p>trier2</text:p>
          </table:table-cell>
          <table:table-cell table:formula="of:=LOOKUP([.B19];['ICVPN-Namen'.$A$1:.$A$1000];['ICVPN-Namen'.$B$1:.$B$1000])" office:value-type="string" office:string-value="10.207.0.221" calcext:value-type="string">
            <text:p>10.207.0.221</text:p>
          </table:table-cell>
          <table:table-cell table:formula="of:=LOOKUP([.B19];['ICVPN-Namen'.$A$1:.$A$1000];['ICVPN-Namen'.$C$1:.$C$1000])" office:value-type="string" office:string-value="fec0::a:cf:0:dd" calcext:value-type="string">
            <text:p>fec0::a:cf:0:dd</text:p>
          </table:table-cell>
          <table:table-cell table:style-name="ce1" office:value-type="string" calcext:value-type="string">
            <text:p>10.172.32.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6:61:96:60:18:dc</text:p>
          </table:table-cell>
        </table:table-row>
      </table:table>
      <table:table table:name="IP-Adresse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-Suffix</text:p>
          </table:table-cell>
          <table:table-cell office:value-type="string" calcext:value-type="string">
            <text:p>IPv4-Address</text:p>
          </table:table-cell>
          <table:table-cell office:value-type="string" calcext:value-type="string">
            <text:p>IPv6-Address</text:p>
          </table:table-cell>
          <table:table-cell office:value-type="string" calcext:value-type="string">
            <text:p>Supernod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2001:bf7:fc0f::11</text:p>
          </table:table-cell>
          <table:table-cell table:formula="of:=LOOKUP([.A2];[Supernodes.$F$1:.$F$1000];[Supernodes.$A$1:.$A$1000])" office:value-type="string" office:string-value="draco" calcext:value-type="string">
            <text:p>drac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.172.0.12</text:p>
          </table:table-cell>
          <table:table-cell office:value-type="string" calcext:value-type="string">
            <text:p>2001:bf7:fc0f::12</text:p>
          </table:table-cell>
          <table:table-cell table:formula="of:=LOOKUP([.A3];[Supernodes.$F$1:.$F$1000];[Supernodes.$A$1:.$A$1000])" office:value-type="string" office:string-value="rogan" calcext:value-type="string">
            <text:p>rogan</text:p>
          </table:table-cell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2001:bf7:fc0f::13</text:p>
          </table:table-cell>
          <table:table-cell table:formula="of:=LOOKUP([.A4];[Supernodes.$F$1:.$F$1000];[Supernodes.$A$1:.$A$1000])" office:value-type="string" office:string-value="salem" calcext:value-type="string">
            <text:p>sale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.172.0.14</text:p>
          </table:table-cell>
          <table:table-cell office:value-type="string" calcext:value-type="string">
            <text:p>2001:bf7:fc0f::14</text:p>
          </table:table-cell>
          <table:table-cell table:formula="of:=LOOKUP([.A5];[Supernodes.$F$1:.$F$1000];[Supernodes.$A$1:.$A$1000])" office:value-type="string" office:string-value="baldur" calcext:value-type="string">
            <text:p>baldu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2001:bf7:fc0f::15</text:p>
          </table:table-cell>
          <table:table-cell table:formula="of:=LOOKUP([.A6];[Supernodes.$F$1:.$F$1000];[Supernodes.$A$1:.$A$1000])" office:value-type="string" office:string-value="neso" calcext:value-type="string">
            <text:p>nes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172.0.16</text:p>
          </table:table-cell>
          <table:table-cell office:value-type="string" calcext:value-type="string">
            <text:p>2001:bf7:fc0f::16</text:p>
          </table:table-cell>
          <table:table-cell table:formula="of:=LOOKUP([.A7];[Supernodes.$F$1:.$F$1000];[Supernodes.$A$1:.$A$1000])" office:value-type="string" office:string-value="glubit" calcext:value-type="string">
            <text:p>glubit</text:p>
          </table:table-cell>
          <table:table-cell/>
        </table:table-row>
      </table:table>
      <table:table table:name="IPv4-Rang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Pv4-Ranges</text:p>
          </table:table-cell>
          <table:table-cell office:value-type="string" calcext:value-type="string">
            <text:p>Supernode</text:p>
          </table:table-cell>
        </table:table-row>
        <table:table-row table:style-name="ro1">
          <table:table-cell office:value-type="string" calcext:value-type="string">
            <text:p>10.172.0.0</text:p>
          </table:table-cell>
          <table:table-cell table:formula="of:=LOOKUP([.A2];[Supernodes.$E$1:.$E$1000];[Supernodes.$A$1:.$A$1000])" office:value-type="string" office:string-value="draco" calcext:value-type="string">
            <text:p>draco</text:p>
          </table:table-cell>
        </table:table-row>
        <table:table-row table:style-name="ro1">
          <table:table-cell office:value-type="string" calcext:value-type="string">
            <text:p>10.172.32.0</text:p>
          </table:table-cell>
          <table:table-cell table:formula="of:=LOOKUP([.A3];[Supernodes.$E$1:.$E$1000];[Supernodes.$A$1:.$A$1000])" office:value-type="string" office:string-value="rogan" calcext:value-type="string">
            <text:p>rogan</text:p>
          </table:table-cell>
        </table:table-row>
        <table:table-row table:style-name="ro1">
          <table:table-cell office:value-type="string" calcext:value-type="string">
            <text:p>10.172.64.0</text:p>
          </table:table-cell>
          <table:table-cell table:formula="of:=LOOKUP([.A4];[Supernodes.$E$1:.$E$1000];[Supernodes.$A$1:.$A$1000])" office:value-type="string" office:string-value="salem" calcext:value-type="string">
            <text:p>salem</text:p>
          </table:table-cell>
        </table:table-row>
        <table:table-row table:style-name="ro1">
          <table:table-cell office:value-type="string" calcext:value-type="string">
            <text:p>10.172.96.0</text:p>
          </table:table-cell>
          <table:table-cell table:formula="of:=LOOKUP([.A5];[Supernodes.$E$1:.$E$1000];[Supernodes.$A$1:.$A$1000])" office:value-type="string" office:string-value="baldur" calcext:value-type="string">
            <text:p>baldur</text:p>
          </table:table-cell>
        </table:table-row>
        <table:table-row table:style-name="ro1">
          <table:table-cell office:value-type="string" calcext:value-type="string">
            <text:p>10.172.128.0</text:p>
          </table:table-cell>
          <table:table-cell table:formula="of:=LOOKUP([.A6];[Supernodes.$E$1:.$E$1000];[Supernodes.$A$1:.$A$1000])" office:value-type="string" office:string-value="neso" calcext:value-type="string">
            <text:p>neso</text:p>
          </table:table-cell>
        </table:table-row>
        <table:table-row table:style-name="ro1">
          <table:table-cell office:value-type="string" calcext:value-type="string">
            <text:p>10.172.160.0</text:p>
          </table:table-cell>
          <table:table-cell table:formula="of:=LOOKUP([.A7];[Supernodes.$E$1:.$E$1000];[Supernodes.$A$1:.$A$1000])" office:value-type="string" office:string-value="glubit" calcext:value-type="string">
            <text:p>glubit</text:p>
          </table:table-cell>
        </table:table-row>
      </table:table>
      <table:table table:name="ICVPN-Namen" table:style-name="ta1"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CVPN-Namen</text:p>
          </table:table-cell>
          <table:table-cell office:value-type="string" calcext:value-type="string">
            <text:p>IPv4</text:p>
          </table:table-cell>
          <table:table-cell office:value-type="string" calcext:value-type="string">
            <text:p>IPv6</text:p>
          </table:table-cell>
          <table:table-cell office:value-type="string" calcext:value-type="string">
            <text:p>Supernode</text:p>
          </table:table-cell>
        </table:table-row>
        <table:table-row table:style-name="ro1">
          <table:table-cell office:value-type="string" calcext:value-type="string">
            <text:p>trier1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table:formula="of:=LOOKUP([.A2];[Supernodes.$B$1:.$B$1000];[Supernodes.$A$1:.$A$1000])" office:value-type="string" office:string-value="draco" calcext:value-type="string">
            <text:p>draco</text:p>
          </table:table-cell>
        </table:table-row>
        <table:table-row table:style-name="ro1">
          <table:table-cell office:value-type="string" calcext:value-type="string">
            <text:p>trier2</text:p>
          </table:table-cell>
          <table:table-cell office:value-type="string" calcext:value-type="string">
            <text:p>10.207.0.221</text:p>
          </table:table-cell>
          <table:table-cell office:value-type="string" calcext:value-type="string">
            <text:p>fec0::a:cf:0:dd</text:p>
          </table:table-cell>
          <table:table-cell table:formula="of:=LOOKUP([.A3];[Supernodes.$B$1:.$B$1000];[Supernodes.$A$1:.$A$1000])" office:value-type="string" office:string-value="rogan" calcext:value-type="string">
            <text:p>rogan</text:p>
          </table:table-cell>
        </table:table-row>
        <table:table-row table:style-name="ro1">
          <table:table-cell office:value-type="string" calcext:value-type="string">
            <text:p>trier3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table:formula="of:=LOOKUP([.A4];[Supernodes.$B$1:.$B$1000];[Supernodes.$A$1:.$A$1000])" office:value-type="string" office:string-value="salem" calcext:value-type="string">
            <text:p>salem</text:p>
          </table:table-cell>
        </table:table-row>
        <table:table-row table:style-name="ro1">
          <table:table-cell office:value-type="string" calcext:value-type="string">
            <text:p>trier4</text:p>
          </table:table-cell>
          <table:table-cell office:value-type="string" calcext:value-type="string">
            <text:p>10.207.0.223</text:p>
          </table:table-cell>
          <table:table-cell office:value-type="string" calcext:value-type="string">
            <text:p>fec0::a:cf:0:df</text:p>
          </table:table-cell>
          <table:table-cell table:formula="of:=LOOKUP([.A5];[Supernodes.$B$1:.$B$1000];[Supernodes.$A$1:.$A$1000])" office:value-type="string" office:string-value="baldur" calcext:value-type="string">
            <text:p>baldur</text:p>
          </table:table-cell>
        </table:table-row>
        <table:table-row table:style-name="ro1">
          <table:table-cell office:value-type="string" calcext:value-type="string">
            <text:p>trier5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table:formula="of:=LOOKUP([.A6];[Supernodes.$B$1:.$B$1000];[Supernodes.$A$1:.$A$1000])" office:value-type="string" office:string-value="neso" calcext:value-type="string">
            <text:p>neso</text:p>
          </table:table-cell>
        </table:table-row>
        <table:table-row table:style-name="ro1">
          <table:table-cell office:value-type="string" calcext:value-type="string">
            <text:p>trier6</text:p>
          </table:table-cell>
          <table:table-cell table:number-columns-repeated="2"/>
          <table:table-cell table:formula="of:=LOOKUP([.A7];[Supernodes.$B$1:.$B$1000];[Supernodes.$A$1:.$A$1000])" office:value-type="string" office:string-value="glubit" calcext:value-type="string">
            <text:p>glu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16:09:50.797848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33:38.941595324</meta:creation-date>
    <meta:generator>LibreOffice/5.1.6.2$Linux_X86_64 LibreOffice_project/10m0$Build-2</meta:generator>
    <dc:date>2017-03-23T16:14:53.463813688</dc:date>
    <meta:editing-duration>PT7H32M31S</meta:editing-duration>
    <meta:editing-cycles>7</meta:editing-cycles>
    <meta:document-statistic meta:table-count="4" meta:cell-count="132" meta:object-count="0"/>
  </office:meta>
</office:document-meta>
</file>